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899c" officeooo:paragraph-rsid="0011899c"/>
    </style:style>
    <style:style style:name="P2" style:family="paragraph" style:parent-style-name="Standard">
      <style:text-properties style:text-underline-style="solid" style:text-underline-width="auto" style:text-underline-color="font-color" officeooo:rsid="0011899c" officeooo:paragraph-rsid="0011899c"/>
    </style:style>
    <style:style style:name="P3" style:family="paragraph" style:parent-style-name="Standard">
      <style:text-properties officeooo:rsid="001332c0" officeooo:paragraph-rsid="001332c0"/>
    </style:style>
    <style:style style:name="P4" style:family="paragraph" style:parent-style-name="Standard">
      <style:text-properties officeooo:rsid="00143cc7" officeooo:paragraph-rsid="00143cc7"/>
    </style:style>
    <style:style style:name="P5" style:family="paragraph" style:parent-style-name="Standard">
      <style:text-properties officeooo:rsid="0014e742" officeooo:paragraph-rsid="0014e742"/>
    </style:style>
    <style:style style:name="P6" style:family="paragraph" style:parent-style-name="Standard">
      <style:text-properties officeooo:rsid="00169617" officeooo:paragraph-rsid="00169617"/>
    </style:style>
    <style:style style:name="P7" style:family="paragraph" style:parent-style-name="Standard">
      <style:text-properties officeooo:rsid="0017282c" officeooo:paragraph-rsid="0017282c"/>
    </style:style>
    <style:style style:name="T1" style:family="text">
      <style:text-properties officeooo:rsid="00133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n predefined MACROs be undefined?</text:p>
      <text:p text:style-name="P1"><text:tab/>Yes. Predefined macros can be undefined. If predefined macro is undefined then <text:s/>preprocessor won't replaces the macro name with the substitute rather it retains the predefined macro name. At the compilation stage predefined macro is replaced with the macro value.</text:p>
      <text:p text:style-name="P1">Ex:</text:p>
      <text:p text:style-name="P2">without undefining the macro</text:p>
      <text:p text:style-name="P1">prog.c<text:tab/><text:tab/><text:tab/><text:tab/><text:tab/><text:tab/><text:tab/>prog.i</text:p>
      <text:p text:style-name="P1">int main(void)<text:tab/><text:tab/><text:tab/><text:tab/><text:tab/><text:tab/>int main(void)</text:p>
      <text:p text:style-name="P1">{<text:tab/><text:tab/><text:tab/><text:tab/><text:tab/><text:tab/><text:tab/>{</text:p>
      <text:p text:style-name="P1"><text:tab/>printf(“%s”,_DATE_)<text:tab/>;<text:tab/><text:tab/><text:tab/><text:tab/>printf(“%s”,sep 21 2016);</text:p>
      <text:p text:style-name="P1"><text:tab/>return 0;<text:tab/><text:tab/><text:tab/><text:tab/><text:tab/><text:tab/>return 0;</text:p>
      <text:p text:style-name="P1">}<text:tab/><text:tab/><text:tab/><text:tab/><text:tab/><text:tab/><text:tab/>}</text:p>
      <text:p text:style-name="P2">with undefining the macro</text:p>
      <text:p text:style-name="P2"/>
      <text:p text:style-name="P1">prog.c<text:tab/><text:tab/><text:tab/><text:tab/><text:tab/><text:tab/><text:tab/>prog.i</text:p>
      <text:p text:style-name="P1">int main(void)<text:tab/><text:tab/><text:tab/><text:tab/><text:tab/><text:tab/>int main(void)</text:p>
      <text:p text:style-name="P1">{<text:tab/><text:tab/><text:tab/><text:tab/><text:tab/><text:tab/><text:tab/>{</text:p>
      <text:p text:style-name="P1"><text:tab/>printf(“%s”,_DATE_)<text:tab/>;<text:tab/><text:tab/><text:tab/><text:tab/>printf(“%s”,sep _DATE_);</text:p>
      <text:p text:style-name="P1"><text:tab/>return 0;<text:tab/><text:tab/><text:tab/><text:tab/><text:tab/><text:tab/>return 0;</text:p>
      <text:p text:style-name="P1">}<text:tab/><text:tab/><text:tab/><text:tab/><text:tab/><text:tab/><text:tab/>}</text:p>
      <text:p text:style-name="P1"/>
      <text:p text:style-name="P1"/>
      <text:p text:style-name="P1">2.Is <text:span text:style-name="T1">defined and </text:span>!defined is a compile time operator?</text:p>
      <text:p text:style-name="P3">No. <text:s/>defined and !defined is preprocessing time operator. It is evaluated during preprocessing time. It is helpful to checking many macros with just a single use of #if directive.</text:p>
      <text:p text:style-name="P3">Another use of the defined operator is in a single #if directive to perform similar macro checks.</text:p>
      <text:p text:style-name="P3"/>
      <text:p text:style-name="P3">Ex:</text:p>
      <text:p text:style-name="P3">#ifdef <text:s/>A</text:p>
      <text:p text:style-name="P3">printf( "Hello!\n" );</text:p>
      <text:p text:style-name="P3">#endif</text:p>
      <text:p text:style-name="P3"/>
      <text:p text:style-name="P3">#ifndef <text:s/>B</text:p>
      <text:p text:style-name="P3">printf( "Hello!\n" );</text:p>
      <text:p text:style-name="P3">#endif</text:p>
      <text:p text:style-name="P3"/>
      <text:p text:style-name="P3">#ifdef <text:s/>C</text:p>
      <text:p text:style-name="P3">printf( "Hello!\n" );</text:p>
      <text:p text:style-name="P3">#endif</text:p>
      <text:p text:style-name="P3"/>
      <text:p text:style-name="P3">Above program can be replaced as</text:p>
      <text:p text:style-name="P3"/>
      <text:p text:style-name="P3">#if <text:s/>defined (A) <text:s/>|| !defined (B) || defined (C)</text:p>
      <text:p text:style-name="P3">printf( "Hello!\n" );</text:p>
      <text:p text:style-name="P3">#endif</text:p>
      <text:p text:style-name="P3"/>
      <text:p text:style-name="P4"/>
      <text:p text:style-name="P4"/>
      <text:p text:style-name="P4"/>
      <text:p text:style-name="P4"/>
      <text:p text:style-name="P4"/>
      <text:p text:style-name="P4"/>
      <text:p text:style-name="P4"><text:soft-page-break/>3. can we use #if sizeof(int) ?</text:p>
      <text:p text:style-name="P4">No. because the sizeof is compile time operator and #if must be evavluated during preprocessor time. So <text:s/>preprocessor throws an error.</text:p>
      <text:p text:style-name="P4">Ex:</text:p>
      <text:p text:style-name="P4">int main(void)</text:p>
      <text:p text:style-name="P4">{</text:p>
      <text:p text:style-name="P4"><text:tab/>#if sizeof(int) </text:p>
      <text:p text:style-name="P4"><text:tab/>{</text:p>
      <text:p text:style-name="P4"><text:tab/><text:tab/>printf(“hello\n”);</text:p>
      <text:p text:style-name="P4"><text:tab/>}</text:p>
      <text:p text:style-name="P5">}</text:p>
      <text:p text:style-name="P6"><text:s/>error:missing binary operator before token "("</text:p>
      <text:p text:style-name="P6"><text:s text:c="2"/>#if sizeof(int) </text:p>
      <text:p text:style-name="P6"/>
      <text:p text:style-name="P6">4. #define A B</text:p>
      <text:p text:style-name="P6"><text:s text:c="4"/>#define B C</text:p>
      <text:p text:style-name="P6"><text:s text:c="4"/>#define C A</text:p>
      <text:p text:style-name="P6"/>
      <text:p text:style-name="P6"><text:s text:c="4"/>Here if you try to print macro A it will be replaced by A (i.e A by B then B by C then C by A and stops) during preprocessing, because if any nested replacements encounter the name of the macro being replaced, it is not replaced. </text:p>
      <text:p text:style-name="P6"/>
      <text:p text:style-name="P6">These nonreplaced macro name preprocessing tokens are no longer available for further replacement even if they are later (re)examined in contexts in which that macro name preprocessing token would otherwise have been replaced. </text:p>
      <text:p text:style-name="P6">For further information read</text:p>
      <text:p text:style-name="P7"><text:a xlink:type="simple" xlink:href="http://c0x.coding-guidelines.com/6.10.3.4.html">http://c0x.coding-guidelines.com/6.10.3.4.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08:21:39.124147415</meta:creation-date>
    <dc:date>2016-09-21T10:28:51.887022718</dc:date>
    <meta:editing-duration>PT6M21S</meta:editing-duration>
    <meta:editing-cycles>1</meta:editing-cycles>
    <meta:document-statistic meta:table-count="0" meta:image-count="0" meta:object-count="0" meta:page-count="2" meta:paragraph-count="53" meta:word-count="325" meta:character-count="2068" meta:non-whitespace-character-count="1696"/>
    <meta:generator>LibreOffice/4.2.4.2$Linux_x86 LibreOffice_project/420m0$Build-2</meta:generator>
  </office:meta>
</office:document-meta>
</file>